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4895in"/>
    </style:style>
    <style:style style:name="Table1" style:family="table" style:master-page-name="MP0">
      <style:table-properties style:width="6.489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2.8798in"/>
    </style:style>
    <style:style style:name="TableColumn8" style:family="table-column">
      <style:table-column-properties style:column-width="3.4527in"/>
    </style:style>
    <style:style style:name="Table6" style:family="table">
      <style:table-properties style:width="6.3326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17" style:family="table-row">
      <style:table-row-properties/>
    </style:style>
    <style:style style:name="TableCell18" style:family="table-cell">
      <style:table-cell-properties fo:border="0.0069in solid #999999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" style:family="table-cell">
      <style:table-cell-properties fo:border="0.0069in solid #999999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language="en" fo:country="US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" style:family="table-cell">
      <style:table-cell-properties fo:border="0.0069in solid #999999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language="en" fo:country="US"/>
    </style:style>
    <style:style style:name="P27" style:parent-style-name="Normal" style:family="paragraph">
      <style:paragraph-properties fo:margin-bottom="0in" fo:line-height="100%"/>
      <style:text-properties fo:language="en" fo:country="US"/>
    </style:style>
    <style:style style:name="P28" style:parent-style-name="Normal" style:family="paragraph">
      <style:paragraph-properties fo:margin-bottom="0in" fo:line-height="100%"/>
      <style:text-properties fo:language="en" fo:country="US"/>
    </style:style>
    <style:style style:name="P29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Products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 table:number-columns-spanned="2">
                  <text:p text:style-name="P16"/>
                </table:table-cell>
                <table:covered-table-cell/>
              </table:table-row>
              <table:table-row table:style-name="TableRow17">
                <table:table-cell table:style-name="TableCell18">
                  <text:p text:style-name="P19">&lt;&lt;foreach [p<text:s/>in<text:s/>product]&gt;&gt;&lt;&lt;[ProductName]&gt;&gt;</text:p>
                </table:table-cell>
                <table:table-cell table:style-name="TableCell20">
                  <text:p text:style-name="P21">&lt;&lt;[p.ProductOrders.Sum(x=&gt;x.Price)]&gt;&gt;&lt;&lt;/foreach&gt;&gt;</text:p>
                </table:table-cell>
              </table:table-row>
              <table:table-row table:style-name="TableRow22">
                <table:table-cell table:style-name="TableCell23">
                  <text:p text:style-name="P24">Total:</text:p>
                </table:table-cell>
                <table:table-cell table:style-name="TableCell25">
                  <text:p text:style-name="P26">&lt;&lt;[ds.ProductOrders.Sum (x=&gt;x.Price)]&gt;&gt;</text:p>
                </table:table-cell>
              </table:table-row>
            </table:table>
            <text:p text:style-name="P27"/>
            <text:p text:style-name="P28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0:00Z</meta:creation-date>
    <dc:date>2015-12-14T07:00:00Z</dc:date>
    <meta:template xlink:href="Normal" xlink:type="simple"/>
    <meta:editing-cycles>2</meta:editing-cycles>
    <meta:editing-duration>PT0S</meta:editing-duration>
    <meta:document-statistic meta:page-count="1" meta:paragraph-count="1" meta:word-count="25" meta:character-count="171" meta:row-count="1" meta:non-whitespace-character-count="147"/>
  </office:meta>
</office:document-meta>
</file>